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0.771cm"/>
    </style:style>
    <style:style style:name="co14" style:family="table-column">
      <style:table-column-properties fo:break-before="auto" style:column-width="1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1.386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415cm"/>
    </style:style>
    <style:style style:name="co22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3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3" table:number-columns-repeated="18" table:default-cell-style-name="ce1"/>
        <table:table-column table:style-name="co1" table:number-columns-repeated="874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Q37]))" office:value-type="string" office:string-value="max=209">
            <text:p>max=209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5cm" draw:caption-point-x="7.088cm" draw:caption-point-y="-8.247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P34]))" office:value-type="string" office:string-value="max=91">
            <text:p>max=91</text:p>
          </table:table-cell>
          <table:table-cell table:number-columns-repeated="30"/>
          <table:table-cell table:formula="of:=CONCATENATE(&quot;max=&quot;;MAX([.DW4:.ET26]))" office:value-type="string" office:string-value="max=19">
            <text:p>max=19</text:p>
          </table:table-cell>
          <table:table-cell table:number-columns-repeated="897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51"/>
          <table:table-cell office:value-type="string">
            <text:p>4 items</text:p>
          </table:table-cell>
          <table:table-cell table:number-columns-repeated="30"/>
          <table:table-cell office:value-type="string">
            <text:p>5 items</text:p>
          </table:table-cell>
          <table:table-cell table:number-columns-repeated="897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DW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74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74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207">
            <text:p>207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43" office:value-type="float" office:value="209">
            <text:p>20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43" office:value-type="float" office:value="205">
            <text:p>205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office:value-type="float" office:value="208">
            <text:p>20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43" office:value-type="float" office:value="206">
            <text:p>206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202">
            <text:p>202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4">
            <text:p>204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74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43" office:value-type="float" office:value="203">
            <text:p>203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74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DW$2]" office:value-type="string" office:string-value="max=19">
            <text:p>max=19</text:p>
          </table:table-cell>
          <table:table-cell table:number-columns-repeated="886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1">
            <text:p>201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0">
            <text:p>200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99">
            <text:p>19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 office:value-type="float" office:value="198">
            <text:p>19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9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91">
            <text:p>max=91</text:p>
          </table:table-cell>
          <table:table-cell/>
          <table:table-cell table:formula="of:=[.$DW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92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ce45" table:formula="of:=[.$AR$2]" office:value-type="string" office:string-value="max=209">
            <text:p>max=209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2]" office:value-type="string" office:string-value="max=209">
            <text:p>max=209</text:p>
          </table:table-cell>
          <table:table-cell table:style-name="ce26" table:number-columns-repeated="2"/>
          <table:table-cell table:style-name="ce41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 table:number-columns-repeated="2"/>
          <table:table-cell table:style-name="ce41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5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8cm" draw:caption-point-x="-0.61cm" draw:caption-point-y="1.522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1.68cm" draw:caption-point-x="-0.61cm" draw:caption-point-y="1.52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9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table:formula="of:=[.$DW$3]" office:value-type="string" office:string-value="5 items" table:number-columns-spanned="3" table:number-rows-spanned="1">
            <office:annotation draw:style-name="gr2" draw:text-style-name="P2" svg:width="2.899cm" svg:height="0.669cm" svg:x="118.129cm" svg:y="24.571cm" draw:caption-point-x="-0.61cm" draw:caption-point-y="1.522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7.462cm" draw:caption-point-x="-0.61cm" draw:caption-point-y="1.52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26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number-columns-repeated="31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20"/>
          <table:table-cell table:style-name="ce23" table:number-columns-repeated="5"/>
          <table:table-cell table:number-columns-repeated="89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3"/>
          <table:table-cell table:style-name="ce7" table:formula="of:=[.$DW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7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4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7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4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892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77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892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83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1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92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5.556cm" draw:caption-point-x="-0.61cm" draw:caption-point-y="1.522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1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S$66:.$AU$66];[.AX65])" office:value-type="float" office:value="0">
            <text:p>0</text:p>
          </table:table-cell>
          <table:table-cell table:formula="of:=COUNTIF([.$AS$66:.$AU$66];[.AY65])" office:value-type="float" office:value="2">
            <text:p>2</text:p>
          </table:table-cell>
          <table:table-cell table:formula="of:=COUNTIF([.$AS$66:.$AU$66];[.AZ65])" office:value-type="float" office:value="1">
            <text:p>1</text:p>
          </table:table-cell>
          <table:table-cell table:formula="of:=COUNTIF([.$AS$66:.$AU$66];[.BA65])" office:value-type="float" office:value="0">
            <text:p>0</text:p>
          </table:table-cell>
          <table:table-cell table:formula="of:=COUNTIF([.$AS$66:.$AU$66];[.BB65])" office:value-type="float" office:value="0">
            <text:p>0</text:p>
          </table:table-cell>
          <table:table-cell table:number-columns-repeated="41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5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26"/>
          <table:table-cell table:style-name="ce20"/>
          <table:table-cell table:style-name="ce23"/>
          <table:table-cell table:number-columns-repeated="896"/>
        </table:table-row>
        <table:table-row table:style-name="ro2">
          <table:table-cell/>
          <table:table-cell table:style-name="ce4" table:formula="of:=IF([.M71]&lt;&gt;1;[.M71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4]);[.C73];LEFT([.C73];[.L74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3">
            <text:p>3</text:p>
          </table:table-cell>
          <table:table-cell table:formula="of:=IF(ISERROR([.L75]);[.C74];LEFT([.C74];[.L75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76:.J76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6]);[.C75];LEFT([.C75];[.L76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7]);[.C76];LEFT([.C76];[.L77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1:.J81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4:.J84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5:.J85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88:.J88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7];1)" office:value-type="float" office:value="4">
            <text:p>4</text:p>
          </table:table-cell>
          <table:table-cell table:formula="of:=IF(ISERROR([.L88]);[.C87];LEFT([.C87];[.L88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8];1)" office:value-type="float" office:value="4">
            <text:p>4</text:p>
          </table:table-cell>
          <table:table-cell table:formula="of:=IF(ISERROR([.L89]);[.C88];LEFT([.C88];[.L8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4">
            <text:p>4</text:p>
          </table:table-cell>
          <table:table-cell table:formula="of:=IF(ISERROR([.L90]);[.C89];LEFT([.C89];[.L90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4">
            <text:p>4</text:p>
          </table:table-cell>
          <table:table-cell table:formula="of:=IF(ISERROR([.L92]);[.C91];LEFT([.C91];[.L92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20T00:56:21.6">
            <text:p>2020/12/20 0:56</text:p>
          </table:table-cell>
          <table:table-cell table:style-name="ce11" table:formula="of:=NOW()" office:value-type="date" office:date-value="2020-12-20T00:56:21.6">
            <text:p>2020/12/20 0:56</text:p>
          </table:table-cell>
          <table:table-cell table:style-name="ce11" table:formula="of:=NOW()" office:value-type="date" office:date-value="2020-12-20T00:56:21.6">
            <text:p>2020/12/20 0:56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59">
            <text:p>59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07]&lt;&gt;1;[.M107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06];1)" office:value-type="float" office:value="3">
            <text:p>3</text:p>
          </table:table-cell>
          <table:table-cell table:style-name="ce8" table:formula="of:=IF(ISERROR([.L107]);[.C106];LEFT([.C106];[.L107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7];1)" office:value-type="float" office:value="3">
            <text:p>3</text:p>
          </table:table-cell>
          <table:table-cell table:formula="of:=IF(ISERROR([.L108]);[.C107];LEFT([.C107];[.L108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8];1)" office:value-type="float" office:value="3">
            <text:p>3</text:p>
          </table:table-cell>
          <table:table-cell table:formula="of:=IF(ISERROR([.L109]);[.C108];LEFT([.C108];[.L109]-1))" office:value-type="string" office:string-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1]&lt;&gt;1;[.M111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10];1)" office:value-type="float" office:value="4">
            <text:p>4</text:p>
          </table:table-cell>
          <table:table-cell table:formula="of:=IF(ISERROR([.L111]);[.C110];LEFT([.C110];[.L111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11];1)" office:value-type="float" office:value="4">
            <text:p>4</text:p>
          </table:table-cell>
          <table:table-cell table:formula="of:=IF(ISERROR([.L112]);[.C111];LEFT([.C111];[.L112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4">
            <text:p>4</text:p>
          </table:table-cell>
          <table:table-cell table:formula="of:=IF(ISERROR([.L113]);[.C112];LEFT([.C112];[.L113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formula="of:=NOW()" office:value-type="date" office:date-value="2020-12-20T00:56:21.6">
            <text:p>2020/12/20 0:56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4" table:number-columns-repeated="3" table:default-cell-style-name="ce1"/>
        <table:table-column table:style-name="co15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20T00:56:21.69">
            <text:p>2020/12/20 0:56</text:p>
          </table:table-cell>
          <table:table-cell table:formula="of:=NOW()" office:value-type="date" office:date-value="2020-12-20T00:56:21.69">
            <text:p>2020/12/20 0:56</text:p>
          </table:table-cell>
          <table:table-cell table:formula="of:=NOW()" office:value-type="date" office:date-value="2020-12-20T00:56:21.69">
            <text:p>2020/12/20 0:56</text:p>
          </table:table-cell>
          <table:table-cell table:formula="of:=NOW()" office:value-type="date" office:date-value="2020-12-20T00:56:21.69">
            <text:p>2020/12/20 0:56</text:p>
          </table:table-cell>
          <table:table-cell table:formula="of:=NOW()" office:value-type="date" office:date-value="2020-12-20T00:56:21.69">
            <text:p>2020/12/20 0:56</text:p>
          </table:table-cell>
          <table:table-cell table:formula="of:=NOW()" office:value-type="date" office:date-value="2020-12-20T00:56:21.69">
            <text:p>2020/12/20 0:56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5cm" draw:caption-point-x="-5.503cm" draw:caption-point-y="3.55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20T00:56:21.71">
            <text:p>2020/12/20 0:56</text:p>
          </table:table-cell>
          <table:table-cell table:formula="of:=NOW()" office:value-type="date" office:date-value="2020-12-20T00:56:21.71">
            <text:p>2020/12/20 0:56</text:p>
          </table:table-cell>
          <table:table-cell table:formula="of:=NOW()" office:value-type="date" office:date-value="2020-12-20T00:56:21.71">
            <text:p>2020/12/20 0:56</text:p>
          </table:table-cell>
          <table:table-cell table:formula="of:=NOW()" office:value-type="date" office:date-value="2020-12-20T00:56:21.71">
            <text:p>2020/12/20 0:56</text:p>
          </table:table-cell>
          <table:table-cell table:formula="of:=NOW()" office:value-type="date" office:date-value="2020-12-20T00:56:21.71">
            <text:p>2020/12/20 0:56</text:p>
          </table:table-cell>
          <table:table-cell table:formula="of:=NOW()" office:value-type="date" office:date-value="2020-12-20T00:56:21.71">
            <text:p>2020/12/20 0:5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4cm" draw:caption-point-x="-12.392cm" draw:caption-point-y="0.33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20T00:56:21.72">
            <text:p>2020/12/20 0:56</text:p>
          </table:table-cell>
          <table:table-cell table:formula="of:=NOW()" office:value-type="date" office:date-value="2020-12-20T00:56:21.72">
            <text:p>2020/12/20 0:56</text:p>
          </table:table-cell>
          <table:table-cell table:formula="of:=NOW()" office:value-type="date" office:date-value="2020-12-20T00:56:21.72">
            <text:p>2020/12/20 0:56</text:p>
          </table:table-cell>
          <table:table-cell table:formula="of:=NOW()" office:value-type="date" office:date-value="2020-12-20T00:56:21.72">
            <text:p>2020/12/20 0:56</text:p>
          </table:table-cell>
          <table:table-cell table:formula="of:=NOW()" office:value-type="date" office:date-value="2020-12-20T00:56:21.72">
            <text:p>2020/12/20 0:56</text:p>
          </table:table-cell>
          <table:table-cell table:formula="of:=NOW()" office:value-type="date" office:date-value="2020-12-20T00:56:21.72">
            <text:p>2020/12/20 0:5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0" table:default-cell-style-name="ce1"/>
        <table:table-column table:style-name="co21" table:number-columns-repeated="13" table:default-cell-style-name="ce1"/>
        <table:table-column table:style-name="co15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19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2cm" draw:caption-point-x="-4.122cm" draw:caption-point-y="5.60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20T00:56:21.83">
            <text:p>2020/12/20 0:56</text:p>
          </table:table-cell>
          <table:table-cell table:formula="of:=NOW()" office:value-type="date" office:date-value="2020-12-20T00:56:21.83">
            <text:p>2020/12/20 0:56</text:p>
          </table:table-cell>
          <table:table-cell table:formula="of:=NOW()" office:value-type="date" office:date-value="2020-12-20T00:56:21.83">
            <text:p>2020/12/20 0:56</text:p>
          </table:table-cell>
          <table:table-cell table:formula="of:=NOW()" office:value-type="date" office:date-value="2020-12-20T00:56:21.83">
            <text:p>2020/12/20 0:56</text:p>
          </table:table-cell>
          <table:table-cell table:formula="of:=NOW()" office:value-type="date" office:date-value="2020-12-20T00:56:21.83">
            <text:p>2020/12/20 0:56</text:p>
          </table:table-cell>
          <table:table-cell table:formula="of:=NOW()" office:value-type="date" office:date-value="2020-12-20T00:56:21.83">
            <text:p>2020/12/20 0:5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20T00:56:21.85">
            <text:p>2020/12/20 0:56</text:p>
          </table:table-cell>
          <table:table-cell table:formula="of:=NOW()" office:value-type="date" office:date-value="2020-12-20T00:56:21.85">
            <text:p>2020/12/20 0:56</text:p>
          </table:table-cell>
          <table:table-cell table:formula="of:=NOW()" office:value-type="date" office:date-value="2020-12-20T00:56:21.85">
            <text:p>2020/12/20 0:56</text:p>
          </table:table-cell>
          <table:table-cell table:formula="of:=NOW()" office:value-type="date" office:date-value="2020-12-20T00:56:21.85">
            <text:p>2020/12/20 0:56</text:p>
          </table:table-cell>
          <table:table-cell table:formula="of:=NOW()" office:value-type="date" office:date-value="2020-12-20T00:56:21.85">
            <text:p>2020/12/20 0:56</text:p>
          </table:table-cell>
          <table:table-cell table:formula="of:=NOW()" office:value-type="date" office:date-value="2020-12-20T00:56:21.85">
            <text:p>2020/12/20 0:5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5cm" draw:caption-point-x="-5.503cm" draw:caption-point-y="3.55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121:'3'.P1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2020/12/20</text:date>, <text:time>00:5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20T00:56:20.91</dc:date>
    <dc:creator>iwabuchi ken</dc:creator>
    <meta:editing-duration>P2DT16H44M59S</meta:editing-duration>
    <meta:editing-cycles>380</meta:editing-cycles>
    <meta:generator>OpenOffice/4.1.3$Win32 OpenOffice.org_project/413m1$Build-9783</meta:generator>
    <meta:document-statistic meta:table-count="4" meta:cell-count="4416" meta:object-count="0"/>
  </office:meta>
</office:document-meta>
</file>